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bin" svg:font-family="Cabi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75cm" fo:min-width="3.05cm" loext:decorative="false"/>
      <style:paragraph-properties style:writing-mode="lr-tb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draw:stroke="solid" svg:stroke-width="0.081cm" draw:marker-start-width="0.321cm" draw:marker-end-width="0.321cm" draw:fill="none" loext:fill-use-slide-background="fals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2.7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3.5cm" loext:decorative="false"/>
      <style:paragraph-properties style:writing-mode="lr-tb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3.702cm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4cm" loext:decorative="false"/>
      <style:paragraph-properties style:writing-mode="lr-tb"/>
    </style:style>
    <style:style style:name="gr1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Cabin" fo:font-size="12pt" style:font-size-asian="14pt" style:font-size-complex="14pt"/>
    </style:style>
    <style:style style:name="T1" style:family="text">
      <style:text-properties style:font-name="Cabin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cm" svg:height="2cm" svg:x="23.75cm" svg:y="9cm">
          <text:p text:style-name="P1">Insufficient Wa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75cm" svg:y1="10cm" svg:x2="8.25cm" svg:y2="10cm">
          <text:p/>
        </draw:line>
        <draw:custom-shape draw:style-name="gr3" draw:text-style-name="P1" draw:layer="layout" svg:width="3cm" svg:height="1.5cm" svg:x="16cm" svg:y="1.5cm">
          <text:p text:style-name="P1">Deman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16cm" svg:y="17cm">
          <text:p text:style-name="P1">Suppl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9cm" svg:y="17cm">
          <text:p text:style-name="P1">Suppli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1.5cm" svg:x="8.25cm" svg:y="1.75cm">
          <text:p text:style-name="P1">Infrastructu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7.5cm" svg:y1="3cm" svg:x2="22cm" svg:y2="10cm">
          <text:p/>
        </draw:line>
        <draw:line draw:style-name="gr5" draw:text-style-name="P2" draw:layer="layout" svg:x1="22cm" svg:y1="10cm" svg:x2="17.5cm" svg:y2="17cm">
          <text:p/>
        </draw:line>
        <draw:line draw:style-name="gr5" draw:text-style-name="P2" draw:layer="layout" svg:x1="10.5cm" svg:y1="3.25cm" svg:x2="14.5cm" svg:y2="10cm">
          <text:p/>
        </draw:line>
        <draw:line draw:style-name="gr6" draw:text-style-name="P3" draw:layer="layout" svg:x1="14.5cm" svg:y1="10cm" svg:x2="10.5cm" svg:y2="17cm">
          <text:p/>
        </draw:line>
        <draw:custom-shape draw:style-name="gr7" draw:text-style-name="P5" draw:layer="layout" svg:width="3.25cm" svg:height="0.75cm" svg:x="14cm" svg:y="3.25cm">
          <text:p text:style-name="P4"><text:span text:style-name="T1">Water Was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5cm" svg:height="0.75cm" svg:x="14.25cm" svg:y="15.25cm">
          <text:p text:style-name="P4"><text:span text:style-name="T1">Lower Water 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cm" svg:height="0.75cm" svg:x="15cm" svg:y="14.25cm">
          <text:p text:style-name="P4"><text:span text:style-name="T1">Climate Ch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5cm" svg:height="0.75cm" svg:x="15.5cm" svg:y="13cm">
          <text:p text:style-name="P4"><text:span text:style-name="T1">Depleted Aquifer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0.75cm" svg:x="9cm" svg:y="6cm">
          <text:p text:style-name="P4"><text:span text:style-name="T1">Leaking pip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0.75cm" svg:x="15.75cm" svg:y="6.25cm">
          <text:p text:style-name="P4"><text:span text:style-name="T1">Food cho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0.75cm" svg:x="9.5cm" svg:y="8cm">
          <text:p text:style-name="P4"><text:span text:style-name="T1">Insufficient Stor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5cm" svg:height="0.75cm" svg:x="7.75cm" svg:y="14.25cm">
          <text:p text:style-name="P4"><text:span text:style-name="T1">Financial Difficult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5cm" svg:height="0.75cm" svg:x="8.25cm" svg:y="13.25cm">
          <text:p text:style-name="P4"><text:span text:style-name="T1">Conflicting Purpos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cm" svg:height="0.75cm" svg:x="15cm" svg:y="5.25cm">
          <text:p text:style-name="P4"><text:span text:style-name="T1">Energy Deman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0.75cm" svg:x="14.5cm" svg:y="4.25cm">
          <text:p text:style-name="P4"><text:span text:style-name="T1">Hotter Day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0.75cm" svg:x="16cm" svg:y="7.25cm">
          <text:p text:style-name="P4"><text:span text:style-name="T1">Industrial Proc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202cm" svg:height="0.75cm" svg:x="16.048cm" svg:y="12cm">
          <text:p text:style-name="P4"><text:span text:style-name="T1">Abstraction Limi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5cm" svg:height="0.75cm" svg:x="8.5cm" svg:y="12.25cm">
          <text:p text:style-name="P4"><text:span text:style-name="T1">Conservation Pressu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0.75cm" svg:x="10.25cm" svg:y="11.25cm">
          <text:p text:style-name="P4"><text:span text:style-name="T1">Water Ex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0.75cm" svg:x="10.5cm" svg:y="10.25cm">
          <text:p text:style-name="P4"><text:span text:style-name="T1">Price Hiking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5cm" svg:y1="3.25cm" svg:x2="14.5cm" svg:y2="10cm">
          <text:p/>
        </draw:line>
        <draw:line draw:style-name="gr13" draw:text-style-name="P2" draw:layer="layout" svg:x1="18.134cm" svg:y1="4.016cm" svg:x2="15cm" svg:y2="3.998cm">
          <text:p/>
        </draw:line>
        <draw:line draw:style-name="gr13" draw:text-style-name="P2" draw:layer="layout" svg:x1="18.75cm" svg:y1="5cm" svg:x2="15.75cm" svg:y2="5cm">
          <text:p/>
        </draw:line>
        <draw:line draw:style-name="gr13" draw:text-style-name="P2" draw:layer="layout" svg:x1="19.423cm" svg:y1="6.01cm" svg:x2="16.5cm" svg:y2="6cm">
          <text:p/>
        </draw:line>
        <draw:line draw:style-name="gr13" draw:text-style-name="P2" draw:layer="layout" svg:x1="20.062cm" svg:y1="7cm" svg:x2="17cm" svg:y2="7cm">
          <text:p/>
        </draw:line>
        <draw:line draw:style-name="gr13" draw:text-style-name="P2" draw:layer="layout" svg:x1="20.75cm" svg:y1="8cm" svg:x2="17.75cm" svg:y2="8cm">
          <text:p/>
        </draw:line>
        <draw:line draw:style-name="gr13" draw:text-style-name="P2" draw:layer="layout" svg:x1="20.054cm" svg:y1="12.995cm" svg:x2="16.866cm" svg:y2="12.982cm">
          <text:p/>
        </draw:line>
        <draw:line draw:style-name="gr13" draw:text-style-name="P2" draw:layer="layout" svg:x1="19.416cm" svg:y1="14.005cm" svg:x2="16.366cm" svg:y2="14cm">
          <text:p/>
        </draw:line>
        <draw:line draw:style-name="gr13" draw:text-style-name="P2" draw:layer="layout" svg:x1="18.75cm" svg:y1="15.018cm" svg:x2="15.616cm" svg:y2="15cm">
          <text:p/>
        </draw:line>
        <draw:line draw:style-name="gr13" draw:text-style-name="P2" draw:layer="layout" svg:x1="18.134cm" svg:y1="16cm" svg:x2="15cm" svg:y2="15.982cm">
          <text:p/>
        </draw:line>
        <draw:line draw:style-name="gr13" draw:text-style-name="P2" draw:layer="layout" svg:x1="13.938cm" svg:y1="11.013cm" svg:x2="10.75cm" svg:y2="11cm">
          <text:p/>
        </draw:line>
        <draw:line draw:style-name="gr13" draw:text-style-name="P2" draw:layer="layout" svg:x1="13.362cm" svg:y1="12.002cm" svg:x2="10.25cm" svg:y2="11.987cm">
          <text:p/>
        </draw:line>
        <draw:line draw:style-name="gr13" draw:text-style-name="P2" draw:layer="layout" svg:x1="12.75cm" svg:y1="13cm" svg:x2="9.562cm" svg:y2="12.987cm">
          <text:p/>
        </draw:line>
        <draw:line draw:style-name="gr13" draw:text-style-name="P2" draw:layer="layout" svg:x1="12.75cm" svg:y1="13.001cm" svg:x2="9.562cm" svg:y2="12.988cm">
          <text:p/>
        </draw:line>
        <draw:line draw:style-name="gr13" draw:text-style-name="P2" draw:layer="layout" svg:x1="12.25cm" svg:y1="14cm" svg:x2="9.062cm" svg:y2="13.987cm">
          <text:p/>
        </draw:line>
        <draw:line draw:style-name="gr13" draw:text-style-name="P2" draw:layer="layout" svg:x1="11.688cm" svg:y1="15cm" svg:x2="8.5cm" svg:y2="14.987cm">
          <text:p/>
        </draw:line>
        <draw:line draw:style-name="gr13" draw:text-style-name="P2" draw:layer="layout" svg:x1="13.938cm" svg:y1="9.013cm" svg:x2="10.75cm" svg:y2="9cm">
          <text:p/>
        </draw:line>
        <draw:line draw:style-name="gr13" draw:text-style-name="P2" draw:layer="layout" svg:x1="12.688cm" svg:y1="7cm" svg:x2="9.5cm" svg:y2="6.9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bin" svg:font-family="Cabi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7:53:23.546399831</meta:creation-date>
    <dc:date>2025-11-30T21:40:37.079308740</dc:date>
    <meta:editing-duration>PT2H58M46S</meta:editing-duration>
    <meta:editing-cycles>6</meta:editing-cycles>
    <meta:generator>LibreOffice/25.8.3.2$Linux_X86_64 LibreOffice_project/580$Build-2</meta:generator>
    <meta:document-statistic meta:object-count="44"/>
  </office:meta>
</office:document-meta>
</file>